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b8d2" officeooo:paragraph-rsid="0018f197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" officeooo:rsid="0017b8d2"/>
    </style:style>
    <style:style style:name="T2" style:family="text">
      <style:text-properties style:font-name="Arial" fo:font-size="20pt" fo:font-weight="bold" officeooo:rsid="001c90ab" style:font-size-asian="20pt" style:font-weight-asian="bold" style:font-size-complex="20pt" style:font-weight-complex="bold"/>
    </style:style>
    <style:style style:name="T3" style:family="text">
      <style:text-properties style:font-name="Arial" fo:font-size="8pt" fo:font-weight="normal" officeooo:rsid="001c90ab" style:font-size-asian="8pt" style:font-weight-asian="normal" style:font-size-complex="8pt" style:font-weight-complex="normal"/>
    </style:style>
    <style:style style:name="T4" style:family="text">
      <style:text-properties style:font-name="Arial" fo:font-size="9pt" officeooo:rsid="0017b8d2" style:font-size-asian="9pt" style:font-size-complex="9pt"/>
    </style:style>
    <style:style style:name="T5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Arial" fo:font-size="18pt" fo:font-weight="bold" officeooo:rsid="001c90ab" style:font-size-asian="18pt" style:font-weight-asian="bold" style:font-size-complex="18pt" style:font-weight-complex="bold"/>
    </style:style>
    <style:style style:name="T7" style:family="text">
      <style:text-properties style:font-name="Arial" fo:font-size="18pt" fo:font-weight="bold" officeooo:rsid="001d3a71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paracada Products}</text:p>
      <text:p text:style-name="P1"><draw:frame draw:style-name="fr1" draw:name="Marco1" text:anchor-type="paragraph" svg:x="0cm" svg:y="0cm" svg:width="4.001cm" svg:height="3cm" draw:z-index="0"><draw:text-box><text:p text:style-name="P2"><text:span text:style-name="T4">{Products.productname}</text:span><text:span text:style-name="T1"><text:line-break/></text:span><text:span text:style-name="T5">{Products.unit_price_tax}</text:span><text:span text:style-name="T6"> </text:span><text:span text:style-name="T7">€</text:span><text:span text:style-name="T2"><text:line-break/></text:span><text:span text:style-name="T3">{Products.description}</text:span></text:p></draw:text-box></draw:frame></text:p>
      <text:p text:style-name="P1">{/paracad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55:19.371947563</meta:creation-date>
    <dc:date>2020-04-02T17:54:11.643747470</dc:date>
    <meta:editing-duration>PT7H14M3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103" meta:non-whitespace-character-count="99"/>
  </office:meta>
</office:document-meta>
</file>